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rsid="043ccc66" officeooo:paragraph-rsid="0c397b0b"/>
    </style:style>
    <style:style style:name="P86" style:family="paragraph" style:parent-style-name="Footnote">
      <style:text-properties officeooo:paragraph-rsid="0cfb8404"/>
    </style:style>
    <style:style style:name="P87" style:family="paragraph" style:parent-style-name="Footnote">
      <style:text-properties officeooo:paragraph-rsid="0d4c0055"/>
    </style:style>
    <style:style style:name="P88" style:family="paragraph" style:parent-style-name="Footnote">
      <style:text-properties officeooo:paragraph-rsid="0d5dc5cc"/>
    </style:style>
    <style:style style:name="P89" style:family="paragraph" style:parent-style-name="Footnote">
      <style:text-properties officeooo:paragraph-rsid="0d80b951"/>
    </style:style>
    <style:style style:name="P90" style:family="paragraph" style:parent-style-name="Footnote">
      <style:text-properties officeooo:paragraph-rsid="0d88b8d0"/>
    </style:style>
    <style:style style:name="P91" style:family="paragraph" style:parent-style-name="Footnote">
      <style:text-properties officeooo:paragraph-rsid="0db416b4"/>
    </style:style>
    <style:style style:name="P92" style:family="paragraph" style:parent-style-name="Footnote">
      <style:text-properties officeooo:rsid="0d516aa8" officeooo:paragraph-rsid="0dcae566"/>
    </style:style>
    <style:style style:name="P93" style:family="paragraph" style:parent-style-name="Footnote">
      <style:text-properties officeooo:rsid="0d516aa8" officeooo:paragraph-rsid="0dcc4e72"/>
    </style:style>
    <style:style style:name="P94" style:family="paragraph" style:parent-style-name="Footnote">
      <style:text-properties officeooo:paragraph-rsid="0dd16467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6" style:family="paragraph" style:parent-style-name="Footnote">
      <style:text-properties officeooo:paragraph-rsid="0dd16467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0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3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50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51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52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3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4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5" style:family="text">
      <style:text-properties fo:color="#000000" style:font-name="Ubuntu3" fo:font-size="12pt" style:font-size-asian="12pt" style:font-size-complex="12pt"/>
    </style:style>
    <style:style style:name="T356" style:family="text">
      <style:text-properties fo:color="#000000" style:font-name="Ubuntu3" fo:font-size="12pt" officeooo:rsid="004804ae" style:font-size-asian="12pt" style:font-size-complex="12pt"/>
    </style:style>
    <style:style style:name="T357" style:family="text">
      <style:text-properties fo:color="#000000" style:font-name="Ubuntu3" fo:font-size="12pt" officeooo:rsid="0d21a97c" style:font-size-asian="12pt" style:font-size-complex="12pt"/>
    </style:style>
    <style:style style:name="T358" style:family="text">
      <style:text-properties fo:color="#000000" style:font-name="Ubuntu3" fo:font-size="12pt" officeooo:rsid="0d2ecc1a" style:font-size-asian="12pt" style:font-size-complex="12pt"/>
    </style:style>
    <style:style style:name="T359" style:family="text">
      <style:text-properties fo:color="#000000" style:font-name="Ubuntu3" fo:font-size="12pt" officeooo:rsid="0dd39668" style:font-size-asian="12pt" style:font-size-complex="12pt"/>
    </style:style>
    <style:style style:name="T360" style:family="text">
      <style:text-properties fo:color="#000000" style:text-underline-style="none" officeooo:rsid="0bd0b23f" style:font-size-asian="12pt" style:font-size-complex="12pt"/>
    </style:style>
    <style:style style:name="T36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9" style:family="text">
      <style:text-properties fo:color="#000000" style:font-name="Ubuntu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0" style:family="text">
      <style:text-properties fo:color="#000000" style:font-name="Ubuntu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1" style:family="text">
      <style:text-properties fo:color="#000000" style:font-name="Ubuntu" fo:font-size="12pt" fo:language="nl" fo:country="NL" officeooo:rsid="0dc9dc0e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3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4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5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6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style:use-window-font-color="true"/>
    </style:style>
    <style:style style:name="T38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officeooo:rsid="047da547"/>
    </style:style>
    <style:style style:name="T420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1" style:family="text">
      <style:text-properties fo:font-size="12pt" style:font-size-asian="12pt" style:font-size-complex="12pt"/>
    </style:style>
    <style:style style:name="T422" style:family="text">
      <style:text-properties fo:font-size="12pt" officeooo:rsid="02eddb5a" style:font-size-asian="12pt" style:font-size-complex="12pt"/>
    </style:style>
    <style:style style:name="T423" style:family="text">
      <style:text-properties fo:font-size="12pt" officeooo:rsid="064c9632" style:font-size-asian="12pt" style:font-size-complex="12pt"/>
    </style:style>
    <style:style style:name="T424" style:family="text">
      <style:text-properties officeooo:rsid="047fb57c"/>
    </style:style>
    <style:style style:name="T425" style:family="text">
      <style:text-properties officeooo:rsid="047da547"/>
    </style:style>
    <style:style style:name="T426" style:family="text">
      <style:text-properties officeooo:rsid="01657261" style:font-size-asian="12pt" style:font-size-complex="12pt"/>
    </style:style>
    <style:style style:name="T427" style:family="text">
      <style:text-properties officeooo:rsid="04473353"/>
    </style:style>
    <style:style style:name="T428" style:family="text">
      <style:text-properties fo:font-weight="normal" style:font-weight-asian="normal" style:font-weight-complex="normal"/>
    </style:style>
    <style:style style:name="T429" style:family="text">
      <style:text-properties officeooo:rsid="06049971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officeooo:rsid="06049971" style:font-weight-asian="bold" style:font-weight-complex="bold"/>
    </style:style>
    <style:style style:name="T432" style:family="text">
      <style:text-properties fo:font-weight="bold" officeooo:rsid="0d519917" style:font-weight-asian="bold" style:font-weight-complex="bold"/>
    </style:style>
    <style:style style:name="T433" style:family="text">
      <style:text-properties officeooo:rsid="0594b105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officeooo:rsid="06049971" style:font-style-asian="italic" style:font-style-complex="italic"/>
    </style:style>
    <style:style style:name="T436" style:family="text">
      <style:text-properties officeooo:rsid="0aace3cd"/>
    </style:style>
    <style:style style:name="T43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38" style:family="text">
      <style:text-properties fo:font-size="10pt" officeooo:rsid="06049971" style:font-size-asian="10pt" style:font-size-complex="10pt"/>
    </style:style>
    <style:style style:name="T439" style:family="text">
      <style:text-properties fo:font-size="10pt" officeooo:rsid="0d7d740a" style:font-size-asian="10pt" style:font-size-complex="10pt"/>
    </style:style>
    <style:style style:name="T440" style:family="text">
      <style:text-properties officeooo:rsid="0394a435"/>
    </style:style>
    <style:style style:name="T441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2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47" style:family="text">
      <style:text-properties officeooo:rsid="0b668458"/>
    </style:style>
    <style:style style:name="T448" style:family="text">
      <style:text-properties officeooo:rsid="0c125172"/>
    </style:style>
    <style:style style:name="T449" style:family="text">
      <style:text-properties officeooo:rsid="0d2d19da"/>
    </style:style>
    <style:style style:name="T450" style:family="text">
      <style:text-properties officeooo:rsid="0d3bc5c4"/>
    </style:style>
    <style:style style:name="T451" style:family="text">
      <style:text-properties officeooo:rsid="0d3fc4ec"/>
    </style:style>
    <style:style style:name="T452" style:family="text">
      <style:text-properties officeooo:rsid="0d4b2054"/>
    </style:style>
    <style:style style:name="T453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4" style:family="text">
      <style:text-properties officeooo:rsid="0d781c5d"/>
    </style:style>
    <style:style style:name="T455" style:family="text">
      <style:text-properties officeooo:rsid="0d7d740a"/>
    </style:style>
    <style:style style:name="T456" style:family="text">
      <style:text-properties officeooo:rsid="0d87d73f"/>
    </style:style>
    <style:style style:name="T457" style:family="text">
      <style:text-properties officeooo:rsid="0d88b8d0"/>
    </style:style>
    <style:style style:name="T458" style:family="text">
      <style:text-properties fo:font-style="normal" style:font-style-asian="normal" style:font-style-complex="normal"/>
    </style:style>
    <style:style style:name="T459" style:family="text">
      <style:text-properties officeooo:rsid="0db2fd57"/>
    </style:style>
    <style:style style:name="T460" style:family="text">
      <style:text-properties officeooo:rsid="0db4d737"/>
    </style:style>
    <style:style style:name="T461" style:family="text">
      <style:text-properties officeooo:rsid="0db5d4ba"/>
    </style:style>
    <style:style style:name="T462" style:family="text">
      <style:text-properties officeooo:rsid="0db5fe7f"/>
    </style:style>
    <style:style style:name="T463" style:family="text">
      <style:text-properties officeooo:rsid="0d1ec96e"/>
    </style:style>
    <style:style style:name="T464" style:family="text">
      <style:text-properties officeooo:rsid="0d4a40eb"/>
    </style:style>
    <style:style style:name="T465" style:family="text">
      <style:text-properties officeooo:rsid="0d4b85c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20">C</text:span></text:span><text:span text:style-name="Strong_20_Emphasis"><text:span text:style-name="T315">hecklist voor </text:span></text:span><text:span text:style-name="Strong_20_Emphasis"><text:span text:style-name="T325">de installatie</text:span></text:span><text:span text:style-name="Strong_20_Emphasis"><text:span text:style-name="T315"> van </text:span></text:span><text:reference-mark-start text:name="Distributie"/><text:span text:style-name="Strong_20_Emphasis"><text:span text:style-name="T326">Debian</text:span></text:span><text:reference-mark-end text:name="Distributie"/><text:span text:style-name="Strong_20_Emphasis"><text:span text:style-name="T318"> </text:span></text:span><text:reference-mark-start text:name="Versie"/><text:span text:style-name="Strong_20_Emphasis"><text:span text:style-name="T326">1</text:span></text:span><text:span text:style-name="Strong_20_Emphasis"><text:span text:style-name="T327">1</text:span></text:span><text:reference-mark-end text:name="Versie"/><text:span text:style-name="Strong_20_Emphasis"><text:span text:style-name="T316"> </text:span></text:span><text:span text:style-name="Strong_20_Emphasis"><text:span text:style-name="T328">LTS</text:span></text:span><text:span text:style-name="Strong_20_Emphasis"><text:span text:style-name="T316"><text:note text:id="ftn1" text:note-class="footnote"><text:note-citation>1</text:note-citation><text:note-body><text:p text:style-name="P94"><text:span text:style-name="T440">Deze versie heeft codenaam </text:span><text:span text:style-name="T366">B</text:span><text:span text:style-name="T376">ullseye</text:span><text:span text:style-name="T447"> </text:span><text:span text:style-name="T448">(</text:span><text:span text:style-name="T376">bullseye</text:span><text:span text:style-name="T448">)</text:span><text:span text:style-name="T447"> </text:span><text:span text:style-name="T367">en is een zogenaamde LTS-versie (Long-Term Support, langetermijnondersteuning). <text:s/></text:span><text:span text:style-name="T368">Deze</text:span><text:span text:style-name="T367"> LTS-versie versch</text:span><text:span text:style-name="T368">een </text:span><text:span text:style-name="T375">in </text:span><text:span text:style-name="T377">augustus</text:span><text:span text:style-name="T367"> 20</text:span><text:span text:style-name="T377">2</text:span><text:span text:style-name="T368">1</text:span><text:span text:style-name="T367"> en wordt vanaf vrijgave </text:span><text:span text:style-name="T375">vijf</text:span><text:span text:style-name="T367"> jaar ondersteund</text:span><text:span text:style-name="T369"> </text:span><text:span text:style-name="T367">(</text:span><text:span text:style-name="T370">updates </text:span><text:span text:style-name="T367">tot </text:span><text:span text:style-name="T377">augustus</text:span><text:span text:style-name="T368"> </text:span><text:span text:style-name="T367">202</text:span><text:span text:style-name="T377">6</text:span><text:span text:style-name="T369">)</text:span><text:span text:style-name="T371">.</text:span></text:p></text:note-body></text:note></text:span></text:span><text:span text:style-name="Strong_20_Emphasis"><text:span text:style-name="T328"> </text:span></text:span><text:reference-mark-start text:name="Editie"/><text:span text:style-name="Strong_20_Emphasis"><text:span text:style-name="T317">desktop</text:span></text:span><text:reference-mark-end text:name="Editie"/><text:span text:style-name="Strong_20_Emphasis"><text:span text:style-name="T319">.</text:span></text:span></text:p>
      <text:p text:style-name="P13"/>
      <text:p text:style-name="P31"><text:span text:style-name="T18">Kijk op</text:span><text:span text:style-name="T31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5"> </text:span><text:span text:style-name="T388">voor</text:span><text:span text:style-name="T389"> </text:span><text:span text:style-name="T390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24">ul de waarden in het tekstvak achter de </text:span><text:span text:style-name="Definition"><text:span text:style-name="T425">schuingedrukte</text:span></text:span> <text:span text:style-name="T425">woorden </text:span><text:span text:style-name="T419">(zie toelichting)</text:span><text:span text:style-name="T425">:</text:span></text:p>
      <text:p text:style-name="P4"><text:span text:style-name="Definition"><text:span text:style-name="T395">g</text:span></text:span><text:span text:style-name="Definition"><text:span text:style-name="T394">ebruiker</text:span></text:span><text:span text:style-name="Definition"><text:span text:style-name="T396"><text:tab/><text:tab/></text:span></text:span><text:span text:style-name="Definition"><text:span text:style-name="T387"> <text:tab/><text:tab/></text:span></text:span><text:span text:style-name="T397"><draw:control text:anchor-type="as-char" svg:y="-0.429cm" draw:z-index="35" draw:name="Gebruiker" draw:style-name="gr2" draw:text-style-name="P103" svg:width="6.061cm" svg:height="0.6cm" draw:control="control36"><svg:title>Gebruiker</svg:title><svg:desc>Volledige naam, bijv. Jan Stek</svg:desc></draw:control></text:span><text:span text:style-name="T397"><text:tab/></text:span><text:span text:style-name="T398">(</text:span><text:span text:style-name="T416">volledige naam, bijv. </text:span><text:span text:style-name="T418">Karel Kamer</text:span><text:span text:style-name="T417">)</text:span></text:p>
      <text:p text:style-name="Standard"><text:span text:style-name="Definition"><text:span text:style-name="T395">g</text:span></text:span><text:span text:style-name="Definition"><text:span text:style-name="T394">ebruikersnaam<text:tab/><text:tab/></text:span></text:span><text:span text:style-name="Definition"><text:span text:style-name="T394"><draw:control text:anchor-type="as-char" svg:y="-0.429cm" draw:z-index="36" draw:name="Gberuikersnaam" draw:style-name="gr2" draw:text-style-name="P103" svg:width="6.061cm" svg:height="0.6cm" draw:control="control37"><svg:title>Gebruikersnaam</svg:title><svg:desc>Korte naam, bijv. jan</svg:desc></draw:control></text:span></text:span><text:span text:style-name="Definition"><text:span text:style-name="T394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10">c</text:span></text:span><text:span text:style-name="Definition"><text:span text:style-name="T409">omputernaam<text:tab/><text:tab/></text:span></text:span><text:span text:style-name="Definition"><text:span text:style-name="T397"><draw:control text:anchor-type="as-char" svg:y="-0.429cm" draw:z-index="37" draw:name="Computernaam" draw:style-name="gr2" draw:text-style-name="P103" svg:width="6.061cm" svg:height="0.6cm" draw:control="control38"><svg:title>Computernaam</svg:title><svg:desc>Unieke naam van de computer</svg:desc></draw:control></text:span></text:span><text:span text:style-name="Definition"><text:span text:style-name="T397"><text:tab/></text:span></text:span><text:span text:style-name="Definition"><text:span text:style-name="T401">(</text:span></text:span><text:span text:style-name="Definition"><text:span text:style-name="T399">unieke naam van de compute</text:span></text:span><text:span text:style-name="Definition"><text:span text:style-name="T400">r</text:span></text:span><text:span text:style-name="Definition"><text:span text:style-name="T401">)</text:span></text:span></text:p>
      <text:p text:style-name="P3"><text:span text:style-name="Definition"><text:span text:style-name="T395">o</text:span></text:span><text:span text:style-name="Definition"><text:span text:style-name="T394">pstartmenu</text:span></text:span><text:span text:style-name="Definition"><text:span text:style-name="T397"><text:tab/><text:tab/><text:tab/></text:span></text:span><text:span text:style-name="Definition"><text:span text:style-name="T397"><draw:control text:anchor-type="as-char" svg:y="-0.429cm" draw:z-index="38" draw:name="Opstartmenu" draw:style-name="gr2" draw:text-style-name="P103" svg:width="6.061cm" svg:height="0.6cm" draw:control="control39"><svg:title>Opstartmenu</svg:title><svg:desc>Toets voor het opstartmenu ("bootmenu")</svg:desc></draw:control></text:span></text:span><text:span text:style-name="Definition"><text:span text:style-name="T397"><text:tab/></text:span></text:span><text:span text:style-name="Definition"><text:span text:style-name="T401">(</text:span></text:span><text:span text:style-name="Definition"><text:span text:style-name="T399">to</text:span></text:span><text:span text:style-name="Definition"><text:span text:style-name="T406">ets voor het opstartmedium</text:span></text:span><text:span text:style-name="Definition"><text:span text:style-name="T407">)</text:span></text:span></text:p>
      <text:p text:style-name="P3"><text:span text:style-name="Definition"><text:span text:style-name="T411">i</text:span></text:span><text:span text:style-name="Definition"><text:span text:style-name="T412">nstellingen</text:span></text:span><text:span text:style-name="T401"><text:tab/> <text:tab/><text:tab/></text:span><text:span text:style-name="T401"><draw:control text:anchor-type="as-char" svg:y="-0.429cm" draw:z-index="34" draw:name="Instellingen" draw:style-name="gr2" draw:text-style-name="P103" svg:width="6.061cm" svg:height="0.6cm" draw:control="control35"><svg:title>Instellingen</svg:title><svg:desc>Toets voor het BIOS/UEFI-scherm ("setup")</svg:desc></draw:control></text:span><text:span text:style-name="T401"><text:tab/>(</text:span><text:span text:style-name="T399">toets voor het BIOS/UEFI-scherm</text:span><text:span text:style-name="T401">)</text:span></text:p>
      <text:p text:style-name="P6"><text:span text:style-name="Definition"><text:span text:style-name="T391">2</text:span></text:span><text:span text:style-name="Definition"><text:span text:style-name="T393">e </text:span></text:span><text:span text:style-name="Definition"><text:span text:style-name="T413">gebr</text:span></text:span><text:span text:style-name="Definition"><text:span text:style-name="T391">uiker </text:span></text:span><text:span text:style-name="Definition"><text:span text:style-name="T392">(evt.)</text:span></text:span><text:span text:style-name="T401"><text:tab/></text:span><text:span text:style-name="T401"><draw:control text:anchor-type="as-char" svg:y="-0.429cm" draw:z-index="40" draw:name="Instellingen_0" draw:style-name="gr2" draw:text-style-name="P103" svg:width="6.061cm" svg:height="0.6cm" draw:control="control41"><svg:title>Instellingen</svg:title><svg:desc>Toets voor het BIOS/UEFI-scherm ("setup")</svg:desc></draw:control></text:span><text:span text:style-name="T401"><text:tab/>(volledige naam </text:span><text:span text:style-name="T404">evt. </text:span><text:span text:style-name="T408">2</text:span><text:span text:style-name="T420">e</text:span><text:span text:style-name="T408"> </text:span><text:span text:style-name="T401">gebruiker)</text:span></text:p>
      <text:p text:style-name="P6"><text:span text:style-name="Definition"><text:span text:style-name="T391">2</text:span></text:span><text:span text:style-name="Definition"><text:span text:style-name="T393">e</text:span></text:span><text:span text:style-name="Definition"><text:span text:style-name="T391"> </text:span></text:span><text:span text:style-name="Definition"><text:span text:style-name="T414">g</text:span></text:span><text:span text:style-name="Definition"><text:span text:style-name="T415">ebruikersnaam</text:span></text:span><text:span text:style-name="T401"><text:tab/></text:span><text:span text:style-name="T401"><draw:control text:anchor-type="as-char" svg:y="-0.429cm" draw:z-index="39" draw:name="Instellingen_1" draw:style-name="gr2" draw:text-style-name="P103" svg:width="6.061cm" svg:height="0.6cm" draw:control="control40"><svg:title>Instellingen</svg:title><svg:desc>Toets voor het BIOS/UEFI-scherm ("setup")</svg:desc></draw:control></text:span><text:span text:style-name="T401"><text:tab/>(</text:span><text:span text:style-name="T399">korte naam </text:span><text:span text:style-name="T404">ev</text:span><text:span text:style-name="T405">entuele</text:span><text:span text:style-name="T404"> </text:span><text:span text:style-name="T408">2</text:span><text:span text:style-name="T420">e</text:span><text:span text:style-name="T408"> </text:span><text:span text:style-name="T402">gebr</text:span><text:span text:style-name="T403">uiker</text:span><text:span text:style-name="T401">)</text:span></text:p>
      <text:p text:style-name="P5"><text:span text:style-name="T336">Vervang </text:span><text:span text:style-name="Definition"><text:span text:style-name="T15">schuingedrukte</text:span></text:span><text:span text:style-name="T336"> </text:span><text:span text:style-name="T337">woorden </text:span><text:span text:style-name="T336">in deze checklist door </text:span><text:span text:style-name="T337">boven</text:span><text:span text:style-name="T336">staande waarden.</text:span></text:p>
      <text:p text:style-name="P15"/>
      <text:p text:style-name="P2"><text:span text:style-name="Strong_20_Emphasis"><text:span text:style-name="T331"/></text:span></text:p>
      <text:p text:style-name="P34"><text:span text:style-name="Strong_20_Emphasis"><text:span text:style-name="T137"><draw:control text:anchor-type="as-char" draw:z-index="0" draw:name="Vorm1" draw:style-name="gr1" draw:text-style-name="P102" svg:width="0.35cm" svg:height="0.35cm" draw:control="control1"/></text:span></text:span><text:span text:style-name="Strong_20_Emphasis"><text:span text:style-name="T137"><text:s/><text:tab/></text:span></text:span><text:span text:style-name="T332">Nog niet op Linux?<text:tab/></text:span><text:span text:style-name="T361"></text:span><text:span text:style-name="T338"> </text:span><text:span text:style-name="T339">G</text:span><text:span text:style-name="T333">ebruik </text:span><text:span text:style-name="Strong_20_Emphasis"><text:span text:style-name="T382">Checklist migratie</text:span></text:span><text:span text:style-name="T33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4"> onder </text:span><text:span text:style-name="T344">Linux</text:span><text:span text:style-name="T335">.</text:span></text:p>
      <text:p text:style-name="P48"><text:span text:style-name="Strong_20_Emphasis"><text:span text:style-name="T137"><draw:control text:anchor-type="as-char" draw:z-index="33" draw:name="Vorm2" draw:style-name="gr1" draw:text-style-name="P102" svg:width="0.35cm" svg:height="0.35cm" draw:control="control34"/></text:span></text:span><text:span text:style-name="Strong_20_Emphasis"><text:span text:style-name="T137"><text:s/><text:tab/></text:span></text:span><text:span text:style-name="T340">Nieuwe installatie?<text:tab/></text:span><text:span text:style-name="T362"></text:span><text:span text:style-name="T343"><text:tab/></text:span><text:span text:style-name="T342">B</text:span><text:span text:style-name="T340">egin bij hoofdstuk </text:span><text:span text:style-name="T340"><text:bookmark-ref text:reference-format="page" text:ref-name="__RefNumPara__4009_1271708128">2</text:bookmark-ref></text:span><text:span text:style-name="T340"><text:s text:c="2"/></text:span><text:span text:style-name="T341"><text:bookmark-ref text:reference-format="text" text:ref-name="__RefNumPara__4009_1271708128">Installatie uitvoeren</text:bookmark-ref></text:span><text:span text:style-name="T341">.</text:span></text:p>
      <text:p text:style-name="P1"><text:span text:style-name="Strong_20_Emphasis"><text:span text:style-name="T330"/></text:span></text:p>
      <text:list xml:id="list2302661919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565828585568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56582857948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102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8"><text:span text:style-name="T363">De </text:span><text:span text:style-name="T378">Super</text:span><text:span text:style-name="T363">-toets is de Windows</text:span><text:span text:style-name="T364">-</text:span><text:span text:style-name="T365">toets</text:span><text:span text:style-name="T363">, </text:span><text:span text:style-name="T364">C</text:span><text:span text:style-name="T363">ommand-</text:span><text:span text:style-name="T365">toets</text:span><text:span text:style-name="T363">, of </text:span><text:span text:style-name="T364">V</text:span><text:span text:style-name="T363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56582857721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102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6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56582857777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5658285806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10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56582858236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10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285502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102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205841363686204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6582850180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10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5">Start de computer op vanaf </text:span><text:span text:style-name="T356">een </text:span><text:span text:style-name="T356"><text:reference-ref text:reference-format="text" text:ref-name="Distributie">Debian</text:reference-ref></text:span><text:span text:style-name="T356"><text:s/></text:span><text:span text:style-name="T358">(</text:span><text:span text:style-name="T357">Live</text:span><text:span text:style-name="T204"><text:note text:id="ftn3" text:note-class="footnote"><text:note-citation>1</text:note-citation><text:note-body><text:p text:style-name="P84"><text:span text:style-name="T427">Vanaf ee</text:span>n Live <text:span text:style-name="T436">USB-stick of </text:span><text:span text:style-name="T372">CD</text:span><text:span text:style-name="T6"> </text:span>kunt <text:span text:style-name="T427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7"> </text:span><text:span text:style-name="T357"><text:reference-ref text:reference-format="text" text:ref-name="Versie">11</text:reference-ref></text:span><text:span text:style-name="T199"><text:s/>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90">Downloa<text:span text:style-name="T454">d</text:span><text:span text:style-name="T450"> </text:span><text:span text:style-name="T374">e</text:span><text:span text:style-name="T457">e</text:span><text:span text:style-name="T459">n</text:span><text:span text:style-name="T457"> </text:span><text:span text:style-name="T454">Netwerk installer </text:span><text:span text:style-name="T450">CD</text:span><text:span text:style-name="T454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85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49">Live CD </text:span><text:span text:style-name="T454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86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1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1"><text:span text:style-name="Strong_20_Emphasis"><text:span text:style-name="T210"><text:tab/></text:span></text:span>plaats een USB-stick <text:span text:style-name="T460">van </text:span>min<text:span text:style-name="T461">imaal</text:span> 4 GB.</text:p><text:p text:style-name="P87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53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26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26">instellingen</text:span></text:span><text:span text:style-name="T199">.</text:span></text:p>
          </table:table-cell>
        </table:table-row>
        <table:table-row table:style-name="TableLine945658285848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102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5658288713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565828924464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565828924720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102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56582892497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102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9"><text:span text:style-name="T373">R</text:span><text:span text:style-name="T455">aadpleeg </text:span><text:a xlink:type="simple" xlink:href="https://wiki.debian.org/Firmware" text:style-name="Internet_20_link" text:visited-style-name="Visited_20_Internet_20_Link"><text:span text:style-name="T439">wiki.debian.org/Firmware</text:span></text:a> <text:span text:style-name="T456">voor firmwarebestanden </text:span><text:span text:style-name="T462">voor, </text:span><text:span text:style-name="T456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2892523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102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2892548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102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28925744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102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2892600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102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565828926256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102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56582892651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102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565828926768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102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565828927024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102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58">Als</text:span> het scherm <text:span text:style-name="T430">Software-selectie</text:span> verschijnt, <text:span text:style-name="T434">dat is als de Netwerk installer CD wordt gebruikt</text:span>, klik <text:span text:style-name="T451">in keuzevak </text:span>voor <text:span text:style-name="T430">GNOME</text:span> en klik op <text:span text:style-name="T430">Volgende</text:span>.</text:p>
          </table:table-cell>
        </table:table-row>
        <table:table-row table:style-name="TableLine945658289272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102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5658289275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6582892779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102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205842834395786" text:continue-numbering="true" text:style-name="L1">
        <text:list-item>
          <text:p text:style-name="P97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6582885153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10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5658288465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658288666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102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5658290682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56582906884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102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6"><text:span text:style-name="T363">De </text:span><text:span text:style-name="T378">Super</text:span><text:span text:style-name="T363">-toets is de Windows</text:span><text:span text:style-name="T364">-</text:span><text:span text:style-name="T365">toets</text:span><text:span text:style-name="T363">, </text:span><text:span text:style-name="T364">C</text:span><text:span text:style-name="T363">ommand-</text:span><text:span text:style-name="T365">toets</text:span><text:span text:style-name="T363">, of </text:span><text:span text:style-name="T364">V</text:span><text:span text:style-name="T363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56582909235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10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5658290929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2909353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102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56582909412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50">Klik op </text:span><text:span text:style-name="T353">Updates</text:span><text:span text:style-name="T351"> en a</text:span><text:span text:style-name="T349">ls</text:span><text:span text:style-name="T345"> </text:span><text:span text:style-name="T346">er </text:span><text:span text:style-name="T345">updates beschikbaar zijn, k</text:span><text:span text:style-name="T347">lik op </text:span><text:span text:style-name="Strong_20_Emphasis"><text:span text:style-name="T360">Downloaden</text:span></text:span><text:span text:style-name="T347"> </text:span><text:span text:style-name="T352">en vervolgens op </text:span><text:span text:style-name="T354">Herstarten &amp; bijwerken</text:span><text:span text:style-name="T352">.</text:span></text:p>
          </table:table-cell>
        </table:table-row>
        <table:table-row table:style-name="TableLine9456582909472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8">A</text:span><text:span text:style-name="T433">anmelden als </text:span><text:span text:style-name="Definition"><text:span text:style-name="T8">gebruiker</text:span></text:span>.</text:p>
          </table:table-cell>
        </table:table-row>
        <table:table-row table:style-name="TableLine945658290953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29095904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102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565829096496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102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6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56582909708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290976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5658291288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10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291290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10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  <table:table-row table:style-name="TableLine94565829129328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4565829129584">
          <table:table-cell table:style-name="_33_._5f_Installatie_5f_afronden.A1" office:value-type="string">
            <text:p text:style-name="P82"><text:span text:style-name="Strong_20_Emphasis"><text:span text:style-name="T99"><text:s/></text:span></text:span><text:span text:style-name="Strong_20_Emphasis"><text:span text:style-name="T138"><draw:control text:anchor-type="as-char" draw:z-index="52" draw:name="Vorm35_0" draw:style-name="gr1" draw:text-style-name="P102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2"><text:span text:style-name="T464">Gebruik de </text:span><text:span text:style-name="Strong_20_Emphasis"><text:span text:style-name="T464">kz_install</text:span></text:span><text:span text:style-name="T464">-bestanden</text:span><text:span text:style-name="T464"><text:note text:id="ftn8" text:note-class="footnote"><text:note-citation>2</text:note-citation><text:note-body><text:p text:style-name="P93">Deze zijn aangemaakt in <text:span text:style-name="T432">h</text:span><text:span text:style-name="T430">oofdstuk 1</text:span> met keuze <text:span text:style-name="T430">1 - Installatie voorbereiden</text:span>.</text:p></text:note-body></text:note></text:span><text:span text:style-name="T464"> in </text:span><text:span text:style-name="Strong_20_Emphasis"><text:span text:style-name="T464">/usr/</text:span></text:span><text:span text:style-name="Strong_20_Emphasis"><text:span text:style-name="T383">local/etc</text:span></text:span><text:span text:style-name="T379"> om de volledigheid van de installatie te controleren.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205841019234003" text:continue-numbering="true" text:style-name="L1">
        <text:list-item>
          <text:p text:style-name="P98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5658289827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102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5"><text:span text:style-name="T429">Na aanmelden als </text:span><text:span text:style-name="T435">andere gebruiker</text:span><text:span text:style-name="T429">, </text:span><text:span text:style-name="T452">zoek en </text:span><text:span text:style-name="T429">start</text:span><text:span text:style-name="T438"> </text:span><text:span text:style-name="T437">In</text:span><text:span text:style-name="T431">stallatiemenu</text:span><text:span text:style-name="Strong_20_Emphasis"><text:span text:style-name="T294"> </text:span></text:span><text:span text:style-name="T429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5658292561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28">Volg de aanwijzingen op het scherm.</text:span></text:span></text:p>
          </table:table-cell>
        </table:table-row>
        <table:table-row table:style-name="TableLine94565829298416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293168">
          <table:table-cell table:style-name="Tabel2.A1" office:value-type="string">
            <text:p text:style-name="P83"><text:span text:style-name="Strong_20_Emphasis"><text:span text:style-name="T99"><text:s/></text:span></text:span><text:span text:style-name="Strong_20_Emphasis"><text:span text:style-name="T138"><draw:control text:anchor-type="as-char" draw:z-index="53" draw:name="Vorm37_0" draw:style-name="gr1" draw:text-style-name="P102" svg:width="0.35cm" svg:height="0.35cm" draw:control="control54"/></text:span></text:span></text:p>
          </table:table-cell>
          <table:table-cell table:style-name="Tabel2.A1" office:value-type="string">
            <text:p text:style-name="P83"><text:span text:style-name="T464">Gebruik de </text:span><text:span text:style-name="Strong_20_Emphasis"><text:span text:style-name="T464">kz_</text:span></text:span><text:span text:style-name="Strong_20_Emphasis"><text:span text:style-name="T384">setup</text:span></text:span><text:span text:style-name="T464">-bestanden</text:span><text:span text:style-name="T464"><text:note text:id="ftn10" text:note-class="footnote"><text:note-citation>2</text:note-citation><text:note-body><text:p text:style-name="P92">Deze zijn aangemaakt in <text:span text:style-name="T432">h</text:span><text:span text:style-name="T430">oofdstuk 1</text:span> met keuze <text:span text:style-name="T430">1 - Installatie voorbereiden</text:span>.</text:p></text:note-body></text:note></text:span><text:span text:style-name="T464"> in </text:span><text:span text:style-name="T465">de </text:span><text:span text:style-name="Strong_20_Emphasis"><text:span text:style-name="T465">Persoonlijk map</text:span></text:span><text:span text:style-name="T379"> om de volledigheid van </text:span><text:span text:style-name="T380">h</text:span><text:span text:style-name="T379">e</text:span><text:span text:style-name="T380">t</text:span><text:span text:style-name="T379"> in</text:span><text:span text:style-name="T381">richten</text:span><text:span text:style-name="T379"> te controleren.</text:span></text:p>
          </table:table-cell>
        </table:table-row>
        <table:table-row table:style-name="TableLine945658293402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3408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565829341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3377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565829338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3388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102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565829335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33574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102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56582933633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102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293325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102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5658293331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293338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102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5658293278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102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1">De installatie van </text:span><text:span text:style-name="T321"><text:reference-ref text:reference-format="text" text:ref-name="Distributie">Debian</text:reference-ref></text:span><text:span text:style-name="T321"><text:s/></text:span><text:span text:style-name="T322"><text:reference-ref text:reference-format="text" text:ref-name="Versie">11</text:reference-ref></text:span><text:span text:style-name="T321"><text:s/></text:span><text:span text:style-name="T329">LTS </text:span><text:span text:style-name="T321"><text:reference-ref text:reference-format="text" text:ref-name="Editie">desktop</text:reference-ref></text:span><text:span text:style-name="T321"><text:s/>is voltooid.</text:span></text:p>
      <text:p text:style-name="P26"/>
      <text:p text:style-name="P25"><text:span text:style-name="T423">E</text:span><text:span text:style-name="T422">inde c</text:span><text:span text:style-name="T421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43">Auteursrecht </text:span><text:span text:style-name="Strong_20_Emphasis"><text:span text:style-name="T442">© </text:span></text:span><text:span text:style-name="Strong_20_Emphasis"><text:span text:style-name="T441">2</text:span></text:span><text:span text:style-name="T443">020-</text:span><text:span text:style-name="T445">2021</text:span><text:span text:style-name="T443"> Karel Zimmer.</text:span></text:p>
      <text:p text:style-name="P9"/>
      <text:p text:style-name="P11"><text:span text:style-name="T444">Creative Commons Naamsvermelding-GelijkDelen Internationaal</text:span><text:span text:style-name="T446">-</text:span><text:span text:style-name="T44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4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15T20:58:40.571491098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20:58:40.458010098</dc:date>
    <meta:keyword>Installatie</meta:keyword>
    <meta:keyword>Checklist</meta:keyword>
    <meta:keyword>Linux</meta:keyword>
    <meta:editing-cycles>6294</meta:editing-cycles>
    <meta:editing-duration>P11DT2H34M4S</meta:editing-duration>
    <meta:print-date>2021-03-23T20:07:57.967210640</meta:print-date>
    <dc:creator>Karel Zimmer</dc:creator>
    <meta:document-statistic meta:table-count="4" meta:image-count="0" meta:object-count="0" meta:page-count="4" meta:paragraph-count="136" meta:word-count="1052" meta:character-count="7121" meta:non-whitespace-character-count="6082"/>
    <meta:user-defined meta:name="Info 1"/>
    <meta:user-defined meta:name="Info 2"/>
    <meta:user-defined meta:name="Info 3"/>
    <meta:user-defined meta:name="Info 4"/>
  </office:meta>
</office:document-meta>
</file>